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EEEE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fo:background-color="#EEEEE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EEEE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fo:background-color="#333333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EEEEE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 style:data-style-name="N0">
      <style:table-cell-properties style:vertical-align="automatic" fo:background-color="#CCCCFF"/>
    </style:style>
    <style:style style:name="ce15" style:family="table-cell" style:parent-style-name="Default" style:data-style-name="N0">
      <style:table-cell-properties fo:border-top="thin solid #000000" fo:border-bottom="thin solid #999999" fo:border-left="thin solid #000000" fo:border-right="thin solid #999999" style:vertical-align="automatic" fo:background-color="#DDDDDD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999999" fo:border-left="thin solid #999999" fo:border-right="thin solid #999999" style:vertical-align="automatic" fo:background-color="#DDDDDD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999999" fo:border-left="thin solid #999999" fo:border-right="thin solid #000000" style:vertical-align="automatic" fo:background-color="#DDDDDD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999999" fo:border-left="thin solid #000000" fo:border-right="thin solid #000000" style:vertical-align="automatic" fo:background-color="#DDDDDD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CCCCFF"/>
    </style:style>
    <style:style style:name="ce20" style:family="table-cell" style:parent-style-name="Default" style:data-style-name="N0">
      <style:table-cell-properties fo:border-top="thin solid #999999" fo:border-bottom="thin solid #999999" fo:border-left="thin solid #000000" fo:border-right="thin solid #999999" style:vertical-align="automatic" fo:background-color="#DDDDD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999999" style:vertical-align="automatic" fo:background-color="#DDDDD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999999" fo:border-bottom="thin solid #999999" fo:border-left="thin solid #999999" fo:border-right="thin solid #000000" style:vertical-align="automatic" fo:background-color="#DDDDD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999999" fo:border-bottom="thin solid #999999" fo:border-left="thin solid #999999" fo:border-right="thin solid #000000" fo:background-color="#DDDDDD"/>
    </style:style>
    <style:style style:name="ce24" style:family="table-cell" style:parent-style-name="Default" style:data-style-name="N0">
      <style:table-cell-properties fo:border-top="thin solid #999999" fo:border-bottom="thin solid #999999" fo:border-left="thin solid #000000" fo:border-right="thin solid #999999" fo:background-color="#DDDDDD"/>
    </style:style>
    <style:style style:name="ce25" style:family="table-cell" style:parent-style-name="Default" style:data-style-name="N0">
      <style:table-cell-properties fo:border="thin solid #999999" fo:background-color="#DDDDDD"/>
    </style:style>
    <style:style style:name="ce26" style:family="table-cell" style:parent-style-name="Default" style:data-style-name="N0">
      <style:table-cell-properties fo:border-top="thin solid #999999" fo:border-bottom="thin solid #999999" fo:border-left="thin solid #000000" fo:border-right="thin solid #000000" fo:background-color="#DDDDDD"/>
    </style:style>
    <style:style style:name="ce27" style:family="table-cell" style:parent-style-name="Default" style:data-style-name="N0">
      <style:table-cell-properties fo:border-top="thin solid #999999" fo:border-bottom="thin solid #000000" fo:border-left="thin solid #000000" fo:border-right="thin solid #999999" style:vertical-align="automatic" fo:background-color="#DDDDD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999999" fo:border-bottom="thin solid #000000" fo:border-left="thin solid #999999" fo:border-right="thin solid #999999" style:vertical-align="automatic" fo:background-color="#DDDDD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999999" fo:border-bottom="thin solid #000000" fo:border-left="thin solid #999999" fo:border-right="thin solid #000000" style:vertical-align="automatic" fo:background-color="#DDDDD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999999" fo:border-bottom="thin solid #000000" fo:border-left="thin solid #999999" fo:border-right="thin solid #000000" fo:background-color="#DDDDDD"/>
    </style:style>
    <style:style style:name="ce31" style:family="table-cell" style:parent-style-name="Default" style:data-style-name="N0">
      <style:table-cell-properties fo:border-top="thin solid #999999" fo:border-bottom="thin solid #000000" fo:border-left="thin solid #000000" fo:border-right="thin solid #999999" fo:background-color="#DDDDDD"/>
    </style:style>
    <style:style style:name="ce32" style:family="table-cell" style:parent-style-name="Default" style:data-style-name="N0">
      <style:table-cell-properties fo:border-top="thin solid #999999" fo:border-bottom="thin solid #000000" fo:border-left="thin solid #999999" fo:border-right="thin solid #999999" fo:background-color="#DDDDDD"/>
    </style:style>
    <style:style style:name="ce33" style:family="table-cell" style:parent-style-name="Default" style:data-style-name="N0">
      <style:table-cell-properties fo:border-top="thin solid #999999" fo:border-bottom="thin solid #000000" fo:border-left="thin solid #000000" fo:border-right="thin solid #000000" fo:background-color="#DDDDDD"/>
    </style:style>
    <style:style style:name="ce34" style:family="table-cell" style:parent-style-name="Default" style:data-style-name="N0">
      <style:table-cell-properties fo:border-top="thin solid #000000" fo:border-bottom="thin solid #999999" fo:border-left="thin solid #999999" fo:border-right="thin solid #000000" fo:background-color="#DDDDDD"/>
    </style:style>
    <style:style style:name="ce35" style:family="table-cell" style:parent-style-name="Default" style:data-style-name="N0">
      <style:table-cell-properties fo:border-top="thin solid #000000" fo:border-bottom="thin solid #999999" fo:border-left="thin solid #000000" fo:border-right="thin solid #999999" fo:background-color="#DDDDDD"/>
    </style:style>
    <style:style style:name="ce36" style:family="table-cell" style:parent-style-name="Default" style:data-style-name="N0">
      <style:table-cell-properties fo:border-top="thin solid #000000" fo:border-bottom="thin solid #999999" fo:border-left="thin solid #999999" fo:border-right="thin solid #999999" fo:background-color="#DDDDDD"/>
    </style:style>
    <style:style style:name="ce37" style:family="table-cell" style:parent-style-name="Default" style:data-style-name="N0">
      <style:table-cell-properties fo:border-top="thin solid #000000" fo:border-bottom="thin solid #999999" fo:border-left="thin solid #000000" fo:border-right="thin solid #000000" fo:background-color="#DDDDDD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thin solid #999999" style:vertical-align="automatic" fo:background-color="#DDDDD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999999" fo:border-right="thin solid #999999" style:vertical-align="automatic" fo:background-color="#DDDDD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999999" fo:border-right="thin solid #000000" style:vertical-align="automatic" fo:background-color="#DDDDD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999999" fo:border-right="thin solid #000000" fo:background-color="#DDDDD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thin solid #999999" fo:background-color="#DDDDD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999999" fo:border-right="thin solid #999999" fo:background-color="#DDDDDD"/>
    </style:style>
    <style:style style:name="ce44" style:family="table-cell" style:parent-style-name="Default" style:data-style-name="N0">
      <style:table-cell-properties fo:border="thin solid #000000" fo:background-color="#DDDDDD"/>
    </style:style>
    <style:style style:name="ce45" style:family="table-cell" style:parent-style-name="Default" style:data-style-name="N0">
      <style:table-cell-properties style:vertical-align="automatic" fo:background-color="#CCCCFF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style:vertical-align="automatic" fo:background-color="#CCCC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CCCCCC" fo:border-left="none" fo:border-right="thin solid #000000" style:vertical-align="middle" fo:background-color="#FFFFFF" style:repeat-content="false"/>
      <style:paragraph-properties fo:text-align="end" fo:margin-right="0cm"/>
    </style:style>
    <style:style style:name="ce50" style:family="table-cell" style:parent-style-name="Default" style:data-style-name="N0">
      <style:table-cell-properties fo:border-top="thin solid #CCCCCC" fo:border-bottom="thin solid #CCCCCC" fo:border-left="none" fo:border-right="thin solid #000000" style:vertical-align="middle" fo:background-color="#FFFFFF" style:repeat-content="false"/>
      <style:paragraph-properties fo:text-align="end" fo:margin-right="0cm"/>
    </style:style>
    <style:style style:name="ce51" style:family="table-cell" style:parent-style-name="Default" style:data-style-name="N0">
      <style:table-cell-properties fo:border-top="thin solid #CCCCCC" fo:border-bottom="thin solid #000000" fo:border-left="none" fo:border-right="thin solid #000000" style:vertical-align="middle" fo:background-color="#FFFFFF" style:repeat-content="false"/>
      <style:paragraph-properties fo:text-align="end" fo:margin-right="0cm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</style:style>
    <style:style style:name="ce5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CCCCCC" fo:border-left="thin solid #000000" fo:border-right="thin solid #CCCCCC" style:vertical-align="automatic" fo:background-color="#DDDDDD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CCCCCC" fo:border-left="thin solid #CCCCCC" fo:border-right="thin solid #CCCCCC" style:vertical-align="automatic" fo:background-color="#DDDDDD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CCCCCC" fo:border-left="thin solid #CCCCCC" fo:border-right="thin solid #000000" style:vertical-align="automatic" fo:background-color="#DDDDDD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automatic" fo:background-color="#DDDDDD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CCCCCC" style:vertical-align="automatic" fo:background-color="#DDDDDD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CCCCCC" fo:border-bottom="thin solid #CCCCCC" fo:border-left="thin solid #CCCCCC" fo:border-right="thin solid #000000" style:vertical-align="automatic" fo:background-color="#DDDDDD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CCCCCC" fo:border-bottom="thin solid #000000" fo:border-left="thin solid #000000" fo:border-right="thin solid #CCCCCC" style:vertical-align="automatic" fo:background-color="#DDDDDD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CCCCCC" fo:border-bottom="thin solid #000000" fo:border-left="thin solid #CCCCCC" fo:border-right="thin solid #CCCCCC" style:vertical-align="automatic" fo:background-color="#DDDDDD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background-color="#DDDDDD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fo:background-color="#CCCCFF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CCFF" style:repeat-content="false"/>
      <style:paragraph-properties fo:text-align="center"/>
    </style:style>
    <style:style style:name="ce69" style:family="table-cell" style:parent-style-name="Default" style:data-style-name="N0">
      <style:table-cell-properties fo:background-color="#DDDDDD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CCCFF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CCFF"/>
    </style:style>
    <style:style style:name="ce73" style:family="table-cell" style:parent-style-name="Default" style:data-style-name="N0">
      <style:table-cell-properties style:vertical-align="automatic" fo:background-color="#FFFFFF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fo:background-color="#DDDDDD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 fo:background-color="#DDDDDD"/>
    </style:style>
    <style:style style:name="ce76" style:family="table-cell" style:parent-style-name="Default" style:data-style-name="N0">
      <style:table-cell-properties fo:border-top="thin solid #000000" fo:border-bottom="thin solid #B2B2B2" fo:border-left="none" fo:border-right="thin solid #000000" style:vertical-align="middle" fo:background-color="#FFFFFF" style:repeat-content="false"/>
      <style:paragraph-properties fo:text-align="end" fo:margin-right="0cm"/>
    </style:style>
    <style:style style:name="ce77" style:family="table-cell" style:parent-style-name="Default" style:data-style-name="N0">
      <style:table-cell-properties fo:border-top="thin solid #B2B2B2" fo:border-bottom="thin solid #B2B2B2" fo:border-left="none" fo:border-right="thin solid #000000" style:vertical-align="middle" fo:background-color="#FFFFFF" style:repeat-content="false"/>
      <style:paragraph-properties fo:text-align="end" fo:margin-right="0cm"/>
    </style:style>
    <style:style style:name="ce78" style:family="table-cell" style:parent-style-name="Default" style:data-style-name="N0">
      <style:table-cell-properties fo:border-top="thin solid #B2B2B2" fo:border-bottom="thin solid #000000" fo:border-left="none" fo:border-right="thin solid #000000" style:vertical-align="middle" fo:background-color="#FFFFFF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80" style:family="table-cell" style:parent-style-name="Default" style:data-style-name="N0">
      <style:table-cell-properties fo:border-top="thin solid #000000" fo:border-bottom="thin solid #CCCCCC" fo:border-left="thin solid #CCCCCC" fo:border-right="thin solid #CCCCCC" fo:background-color="#DDDDDD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fo:background-color="#CCCCFF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CCCFF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999999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-top="none" fo:border-bottom="thin solid #000000" fo:border-left="thin solid #999999" fo:border-right="thin solid #999999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order-top="none" fo:border-bottom="thin solid #000000" fo:border-left="thin solid #999999" fo:border-right="thin solid #000000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top="thin solid #000000" fo:border-bottom="thin solid #999999" fo:border-left="none" fo:border-right="thin solid #000000" style:vertical-align="middle" fo:background-color="#FFFFFF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fo:border-top="thin solid #999999" fo:border-bottom="thin solid #999999" fo:border-left="none" fo:border-right="thin solid #000000" style:vertical-align="middle" fo:background-color="#FFFFFF" style:repeat-content="false"/>
      <style:paragraph-properties fo:text-align="end" fo:margin-right="0cm"/>
    </style:style>
    <style:style style:name="ce88" style:family="table-cell" style:parent-style-name="Default" style:data-style-name="N0">
      <style:table-cell-properties fo:border-top="thin solid #999999" fo:border-bottom="thin solid #000000" fo:border-left="none" fo:border-right="thin solid #000000" style:vertical-align="middle" fo:background-color="#FFFFFF" style:repeat-content="false"/>
      <style:paragraph-properties fo:text-align="end" fo:margin-right="0cm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CCCCCC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order-top="none" fo:border-bottom="thin solid #000000" fo:border-left="thin solid #CCCCCC" fo:border-right="thin solid #CCCCCC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top="none" fo:border-bottom="thin solid #000000" fo:border-left="thin solid #CCCCCC" fo:border-right="thin solid #000000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B2B2B2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-top="none" fo:border-bottom="thin solid #000000" fo:border-left="thin solid #B2B2B2" fo:border-right="thin solid #B2B2B2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none" fo:border-bottom="thin solid #000000" fo:border-left="thin solid #B2B2B2" fo:border-right="thin solid #000000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3.63361111111111cm"/>
    </style:style>
    <style:style style:name="co2" style:family="table-column">
      <style:table-column-properties fo:break-before="auto" style:column-width="0.511527777777778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3.59833333333333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48.5pt" style:use-optimal-row-height="false" fo:break-before="auto"/>
    </style:style>
    <style:style style:name="ro3" style:family="table-row">
      <style:table-row-properties style:row-height="2.5pt" style:use-optimal-row-height="false" fo:break-before="auto"/>
    </style:style>
    <style:style style:name="ro4" style:family="table-row">
      <style:table-row-properties style:row-height="29.5pt" style:use-optimal-row-height="false" fo:break-before="auto"/>
    </style:style>
    <style:style style:name="ro5" style:family="table-row">
      <style:table-row-properties style:row-height="49pt" style:use-optimal-row-height="false" fo:break-before="auto"/>
    </style:style>
    <style:style style:name="ro6" style:family="table-row">
      <style:table-row-properties style:row-height="2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ègles" table:style-name="ta1">
        <table:table-column table:style-name="co1" table:default-cell-style-name="ce2"/>
        <table:table-column table:style-name="co2" table:number-columns-repeated="1024" table:default-cell-style-name="ce2"/>
        <table:table-column table:style-name="co3" table:number-columns-repeated="1535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6" table:number-rows-spanned="2" table:style-name="ce12">
            <text:p>REGLES NONOGRAMMES</text:p>
          </table:table-cell>
          <table:covered-table-cell table:number-columns-repeated="15"/>
          <table:table-cell table:number-columns-repeated="1008" table:style-name="ce2"/>
          <table:table-cell table:number-columns-repeated="15359"/>
        </table:table-row>
        <table:table-row table:style-name="ro1">
          <table:table-cell/>
          <table:covered-table-cell/>
          <table:covered-table-cell table:number-columns-repeated="15"/>
          <table:table-cell table:number-columns-repeated="1008" table:style-name="ce2"/>
          <table:table-cell table:number-columns-repeated="15359"/>
        </table:table-row>
        <table:table-row table:style-name="ro1">
          <table:table-cell/>
          <table:table-cell office:value-type="string" table:number-columns-spanned="31" table:number-rows-spanned="11" table:style-name="ce13">
            <text:p>Une case du tableau est soit noire soit blanche.</text:p>
            <text:p>Le nombre de cases noires dans chaque ligne et chaque colonne</text:p>
            <text:p>est indiqué sur les bords du tableau.</text:p>
            <text:p>Par exemple: "174" signifie qu'il y a 1 case noire, puis une série de 7 cases noires puis une série de 4 cases noires sur la ligne.</text:p>
            <text:p>Entre chaque série de cases noires il y a nécessairement</text:p>
            <text:p>au moins une case blanche.</text:p>
          </table:table-cell>
          <table:covered-table-cell table:number-columns-repeated="30"/>
          <table:table-cell table:number-columns-repeated="993" table:style-name="ce2"/>
          <table:table-cell table:number-columns-repeated="15359"/>
        </table:table-row>
        <table:table-row table:number-rows-repeated="2" table:style-name="ro1">
          <table:table-cell/>
          <table:covered-table-cell/>
          <table:covered-table-cell table:number-columns-repeated="30"/>
          <table:table-cell table:number-columns-repeated="10" table:style-name="ce3"/>
          <table:table-cell table:number-columns-repeated="16342"/>
        </table:table-row>
        <table:table-row table:number-rows-repeated="2" table:style-name="ro1">
          <table:table-cell/>
          <table:covered-table-cell/>
          <table:covered-table-cell table:number-columns-repeated="30"/>
          <table:table-cell table:number-columns-repeated="10" table:style-name="ce4"/>
          <table:table-cell table:number-columns-repeated="16342"/>
        </table:table-row>
        <table:table-row table:number-rows-repeated="5" table:style-name="ro1">
          <table:table-cell/>
          <table:covered-table-cell/>
          <table:covered-table-cell table:number-columns-repeated="30"/>
          <table:table-cell table:number-columns-repeated="993" table:style-name="ce2"/>
          <table:table-cell table:number-columns-repeated="15359"/>
        </table:table-row>
        <table:table-row table:style-name="ro2">
          <table:table-cell/>
          <table:covered-table-cell/>
          <table:covered-table-cell table:number-columns-repeated="30"/>
          <table:table-cell table:number-columns-repeated="993" table:style-name="ce2"/>
          <table:table-cell table:number-columns-repeated="15359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1025" table:style-name="ce2"/>
          <table:table-cell table:number-columns-repeated="15359"/>
        </table:table-row>
        <table:table-row table:style-name="ro1">
          <table:table-cell table:style-name="ce2"/>
          <table:table-cell office:value-type="string" table:number-columns-spanned="31" table:number-rows-spanned="2" table:style-name="ce13">
            <text:p>Une ligne d’exemple a été remplie ci-dessous, de trois façons différentes, toutes valides :</text:p>
          </table:table-cell>
          <table:covered-table-cell table:number-columns-repeated="30"/>
          <table:table-cell table:number-columns-repeated="993" table:style-name="ce2"/>
          <table:table-cell table:number-columns-repeated="15359"/>
        </table:table-row>
        <table:table-row table:style-name="ro4">
          <table:table-cell table:style-name="ce2"/>
          <table:covered-table-cell/>
          <table:covered-table-cell table:number-columns-repeated="30"/>
          <table:table-cell table:number-columns-repeated="993" table:style-name="ce2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style-name="ce5"/>
          <table:table-cell table:style-name="ce6"/>
          <table:table-cell office:value-type="string" table:style-name="ce7">
            <text:p>1 <text:s text:c="2"/>7 <text:s text:c="2"/>4</text:p>
          </table:table-cell>
          <table:table-cell table:style-name="ce8"/>
          <table:table-cell table:number-columns-repeated="2" table:style-name="ce9"/>
          <table:table-cell table:number-columns-repeated="7" table:style-name="ce8"/>
          <table:table-cell table:style-name="ce9"/>
          <table:table-cell table:number-columns-repeated="4" table:style-name="ce8"/>
          <table:table-cell table:number-columns-repeated="1002" table:style-name="ce2"/>
          <table:table-cell table:number-columns-repeated="1536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style-name="ce5"/>
          <table:table-cell table:style-name="ce6"/>
          <table:table-cell office:value-type="string" table:style-name="ce10">
            <text:p>1 <text:s text:c="2"/>7 <text:s text:c="2"/>4</text:p>
          </table:table-cell>
          <table:table-cell table:style-name="ce11"/>
          <table:table-cell table:style-name="ce8"/>
          <table:table-cell table:style-name="ce9"/>
          <table:table-cell table:number-columns-repeated="7" table:style-name="ce8"/>
          <table:table-cell table:style-name="ce9"/>
          <table:table-cell table:number-columns-repeated="4" table:style-name="ce8"/>
          <table:table-cell table:number-columns-repeated="1002" table:style-name="ce2"/>
          <table:table-cell table:number-columns-repeated="1536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style-name="ce5"/>
          <table:table-cell table:style-name="ce6"/>
          <table:table-cell office:value-type="string" table:style-name="ce10">
            <text:p>1 <text:s text:c="2"/>7 <text:s text:c="2"/>4</text:p>
          </table:table-cell>
          <table:table-cell table:style-name="ce8"/>
          <table:table-cell table:style-name="ce9"/>
          <table:table-cell table:number-columns-repeated="7" table:style-name="ce8"/>
          <table:table-cell table:style-name="ce11"/>
          <table:table-cell table:number-columns-repeated="4" table:style-name="ce8"/>
          <table:table-cell table:style-name="ce11"/>
          <table:table-cell table:number-columns-repeated="1002" table:style-name="ce2"/>
          <table:table-cell table:number-columns-repeated="1536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31" table:number-rows-spanned="5" table:style-name="ce13">
            <text:p>L’objectif consiste à colorer en noir les cases du tableau, en respectant les données par ligne et par colonne, pour faire apparaître le dessin.</text:p>
          </table:table-cell>
          <table:covered-table-cell table:number-columns-repeated="30"/>
          <table:table-cell table:number-columns-repeated="993" table:style-name="ce2"/>
          <table:table-cell table:number-columns-repeated="15359"/>
        </table:table-row>
        <table:table-row table:number-rows-repeated="4" table:style-name="ro1">
          <table:table-cell table:style-name="ce2"/>
          <table:covered-table-cell/>
          <table:covered-table-cell table:number-columns-repeated="30"/>
          <table:table-cell table:number-columns-repeated="993" table:style-name="ce2"/>
          <table:table-cell table:number-columns-repeated="15359"/>
        </table:table-row>
        <table:table-row table:number-rows-repeated="1048544" table:style-name="ro1">
          <table:table-cell table:number-columns-repeated="16384"/>
        </table:table-row>
      </table:table>
      <table:table table:name="Nonogramme1" table:style-name="ta1">
        <table:table-column table:style-name="co4" table:default-cell-style-name="ce2"/>
        <table:table-column table:style-name="co2" table:number-columns-repeated="1023" table:default-cell-style-name="ce2"/>
        <table:table-column table:style-name="co3" table:default-cell-style-name="ce2"/>
        <table:table-column table:style-name="co3" table:number-columns-repeated="15359" table:default-cell-style-name="ce1"/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table:number-columns-repeated="1023" table:style-name="ce2"/>
          <table:table-cell table:number-columns-repeated="15359"/>
        </table:table-row>
        <table:table-row table:style-name="ro1">
          <table:table-cell table:number-columns-repeated="2"/>
          <table:table-cell table:number-columns-repeated="5" table:style-name="ce2"/>
          <table:table-cell office:value-type="float" office:value="1" table:number-columns-spanned="1" table:number-rows-spanned="6" table:style-name="ce47">
            <text:p>1</text:p>
          </table:table-cell>
          <table:table-cell office:value-type="float" office:value="2" table:number-columns-spanned="1" table:number-rows-spanned="6" table:style-name="ce47">
            <text:p>2</text:p>
          </table:table-cell>
          <table:table-cell office:value-type="float" office:value="3" table:number-columns-spanned="1" table:number-rows-spanned="6" table:style-name="ce47">
            <text:p>3</text:p>
          </table:table-cell>
          <table:table-cell office:value-type="string" table:number-columns-spanned="1" table:number-rows-spanned="6" table:style-name="ce47">
            <text:p>1</text:p>
            <text:p/>
            <text:p>1</text:p>
          </table:table-cell>
          <table:table-cell office:value-type="float" office:value="2" table:number-columns-spanned="1" table:number-rows-spanned="6" table:style-name="ce47">
            <text:p>2</text:p>
          </table:table-cell>
          <table:table-cell office:value-type="float" office:value="3" table:number-columns-spanned="1" table:number-rows-spanned="6" table:style-name="ce47">
            <text:p>3</text:p>
          </table:table-cell>
          <table:table-cell office:value-type="string" table:number-columns-spanned="1" table:number-rows-spanned="6" table:style-name="ce47">
            <text:p>3</text:p>
            <text:p/>
            <text:p>1</text:p>
          </table:table-cell>
          <table:table-cell office:value-type="float" office:value="5" table:number-columns-spanned="1" table:number-rows-spanned="6" table:style-name="ce47">
            <text:p>5</text:p>
          </table:table-cell>
          <table:table-cell office:value-type="string" table:number-columns-spanned="1" table:number-rows-spanned="6" table:style-name="ce47">
            <text:p>5</text:p>
            <text:p/>
            <text:p>1</text:p>
            <text:p/>
            <text:p>1</text:p>
          </table:table-cell>
          <table:table-cell office:value-type="string" table:number-columns-spanned="1" table:number-rows-spanned="6" table:style-name="ce47">
            <text:p>5</text:p>
            <text:p/>
            <text:p>1</text:p>
          </table:table-cell>
          <table:table-cell office:value-type="string" table:number-columns-spanned="1" table:number-rows-spanned="6" table:style-name="ce47">
            <text:p>6</text:p>
            <text:p/>
            <text:p>2</text:p>
          </table:table-cell>
          <table:table-cell office:value-type="string" table:number-columns-spanned="1" table:number-rows-spanned="6" table:style-name="ce47">
            <text:p>10</text:p>
            <text:p/>
            <text:p>2</text:p>
          </table:table-cell>
          <table:table-cell office:value-type="float" office:value="12" table:number-columns-spanned="1" table:number-rows-spanned="6" table:style-name="ce47">
            <text:p>12</text:p>
          </table:table-cell>
          <table:table-cell office:value-type="float" office:value="8" table:number-columns-spanned="1" table:number-rows-spanned="6" table:style-name="ce47">
            <text:p>8</text:p>
          </table:table-cell>
          <table:table-cell office:value-type="float" office:value="6" table:number-columns-spanned="1" table:number-rows-spanned="6" table:style-name="ce47">
            <text:p>6</text:p>
          </table:table-cell>
          <table:table-cell office:value-type="float" office:value="4" table:number-columns-spanned="1" table:number-rows-spanned="6" table:style-name="ce47">
            <text:p>4</text:p>
          </table:table-cell>
          <table:table-cell office:value-type="float" office:value="4" table:number-columns-spanned="1" table:number-rows-spanned="6" table:style-name="ce47">
            <text:p>4</text:p>
          </table:table-cell>
          <table:table-cell office:value-type="float" office:value="4" table:number-columns-spanned="1" table:number-rows-spanned="6" table:style-name="ce47">
            <text:p>4</text:p>
          </table:table-cell>
          <table:table-cell office:value-type="float" office:value="2" table:number-columns-spanned="1" table:number-rows-spanned="6" table:style-name="ce47">
            <text:p>2</text:p>
          </table:table-cell>
          <table:table-cell office:value-type="float" office:value="2" table:number-columns-spanned="1" table:number-rows-spanned="6" table:style-name="ce47">
            <text:p>2</text:p>
          </table:table-cell>
          <table:table-cell office:value-type="float" office:value="2" table:number-columns-spanned="1" table:number-rows-spanned="6" table:style-name="ce47">
            <text:p>2</text:p>
          </table:table-cell>
          <table:table-cell office:value-type="float" office:value="2" table:number-columns-spanned="1" table:number-rows-spanned="6" table:style-name="ce47">
            <text:p>2</text:p>
          </table:table-cell>
          <table:table-cell office:value-type="float" office:value="2" table:number-columns-spanned="1" table:number-rows-spanned="6" table:style-name="ce47">
            <text:p>2</text:p>
          </table:table-cell>
          <table:table-cell office:value-type="float" office:value="2" table:number-columns-spanned="1" table:number-rows-spanned="6" table:style-name="ce47">
            <text:p>2</text:p>
          </table:table-cell>
          <table:table-cell office:value-type="float" office:value="2" table:number-columns-spanned="1" table:number-rows-spanned="6" table:style-name="ce47">
            <text:p>2</text:p>
          </table:table-cell>
          <table:table-cell office:value-type="float" office:value="2" table:number-columns-spanned="1" table:number-rows-spanned="6" table:style-name="ce47">
            <text:p>2</text:p>
          </table:table-cell>
          <table:table-cell table:style-name="ce14"/>
          <table:table-cell table:number-columns-repeated="16350"/>
        </table:table-row>
        <table:table-row table:style-name="ro1">
          <table:table-cell table:number-columns-repeated="2"/>
          <table:table-cell office:value-type="string" table:number-columns-spanned="5" table:number-rows-spanned="5" table:style-name="ce48">
            <text:p>16 x 26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4"/>
          <table:table-cell table:number-columns-repeated="16350"/>
        </table:table-row>
        <table:table-row table:number-rows-repeated="4" table:style-name="ro1">
          <table:table-cell table:number-columns-repeated="2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4"/>
          <table:table-cell table:number-columns-repeated="16350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3 <text:s text:c="3"/>1</text:p>
          </table:table-cell>
          <table:covered-table-cell table:number-columns-repeated="4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8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5 <text:s text:c="3"/>3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6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10 <text:s text:c="3"/>4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6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1 <text:s text:c="3"/>16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6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1 <text:s text:c="3"/>15</text:p>
          </table:table-cell>
          <table:covered-table-cell table:number-columns-repeated="4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30"/>
          <table:table-cell table:style-name="ce31"/>
          <table:table-cell table:number-columns-repeated="3" table:style-name="ce32"/>
          <table:table-cell table:style-name="ce30"/>
          <table:table-cell table:style-name="ce33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float" office:value="17" table:number-columns-spanned="5" table:number-rows-spanned="1" table:style-name="ce52">
            <text:p>17</text:p>
          </table:table-cell>
          <table:covered-table-cell table:number-columns-repeated="4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34"/>
          <table:table-cell table:style-name="ce35"/>
          <table:table-cell table:number-columns-repeated="3" table:style-name="ce36"/>
          <table:table-cell table:style-name="ce34"/>
          <table:table-cell table:style-name="ce37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3 <text:s text:c="3"/>11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6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1 <text:s text:c="3"/>1 <text:s text:c="3"/>3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6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1 <text:s text:c="3"/>1 <text:s text:c="3"/>2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6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float" office:value="2" table:number-columns-spanned="5" table:number-rows-spanned="1" table:style-name="ce51">
            <text:p>2</text:p>
          </table:table-cell>
          <table:covered-table-cell table:number-columns-repeated="4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30"/>
          <table:table-cell table:style-name="ce31"/>
          <table:table-cell table:number-columns-repeated="3" table:style-name="ce32"/>
          <table:table-cell table:style-name="ce30"/>
          <table:table-cell table:style-name="ce33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float" office:value="1" table:number-columns-spanned="5" table:number-rows-spanned="1" table:style-name="ce52">
            <text:p>1</text:p>
          </table:table-cell>
          <table:covered-table-cell table:number-columns-repeated="4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34"/>
          <table:table-cell table:style-name="ce35"/>
          <table:table-cell table:number-columns-repeated="3" table:style-name="ce36"/>
          <table:table-cell table:style-name="ce34"/>
          <table:table-cell table:style-name="ce37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float" office:value="1" table:number-columns-spanned="5" table:number-rows-spanned="1" table:style-name="ce49">
            <text:p>1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6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float" office:value="1" table:number-columns-spanned="5" table:number-rows-spanned="1" table:style-name="ce50">
            <text:p>1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6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float" office:value="1" table:number-columns-spanned="5" table:number-rows-spanned="1" table:style-name="ce50">
            <text:p>1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3"/>
          <table:table-cell table:style-name="ce24"/>
          <table:table-cell table:number-columns-repeated="3" table:style-name="ce25"/>
          <table:table-cell table:style-name="ce23"/>
          <table:table-cell table:style-name="ce26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float" office:value="1" table:number-columns-spanned="5" table:number-rows-spanned="1" table:style-name="ce51">
            <text:p>1</text:p>
          </table:table-cell>
          <table:covered-table-cell table:number-columns-repeated="4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30"/>
          <table:table-cell table:style-name="ce31"/>
          <table:table-cell table:number-columns-repeated="3" table:style-name="ce32"/>
          <table:table-cell table:style-name="ce30"/>
          <table:table-cell table:style-name="ce33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office:value-type="float" office:value="3" table:number-columns-spanned="5" table:number-rows-spanned="1" table:style-name="ce52">
            <text:p>3</text:p>
          </table:table-cell>
          <table:covered-table-cell table:number-columns-repeated="4"/>
          <table:table-cell table:style-name="ce38"/>
          <table:table-cell table:number-columns-repeated="3" table:style-name="ce39"/>
          <table:table-cell table:style-name="ce40"/>
          <table:table-cell table:style-name="ce38"/>
          <table:table-cell table:number-columns-repeated="3" table:style-name="ce39"/>
          <table:table-cell table:style-name="ce40"/>
          <table:table-cell table:style-name="ce38"/>
          <table:table-cell table:number-columns-repeated="3" table:style-name="ce39"/>
          <table:table-cell table:style-name="ce40"/>
          <table:table-cell table:style-name="ce38"/>
          <table:table-cell table:number-columns-repeated="3" table:style-name="ce39"/>
          <table:table-cell table:style-name="ce41"/>
          <table:table-cell table:style-name="ce42"/>
          <table:table-cell table:number-columns-repeated="3" table:style-name="ce43"/>
          <table:table-cell table:style-name="ce41"/>
          <table:table-cell table:style-name="ce44"/>
          <table:table-cell table:style-name="ce19"/>
          <table:table-cell table:number-columns-repeated="16350"/>
        </table:table-row>
        <table:table-row table:style-name="ro1">
          <table:table-cell table:number-columns-repeated="2"/>
          <table:table-cell table:number-columns-repeated="4" table:style-name="ce19"/>
          <table:table-cell table:style-name="ce45"/>
          <table:table-cell table:number-columns-repeated="19" table:style-name="ce46"/>
          <table:table-cell table:number-columns-repeated="8" table:style-name="ce19"/>
          <table:table-cell table:number-columns-repeated="16350"/>
        </table:table-row>
        <table:table-row table:number-rows-repeated="1048551" table:style-name="ro1">
          <table:table-cell table:number-columns-repeated="16384"/>
        </table:table-row>
      </table:table>
      <table:table table:name="Nonogramme2" table:style-name="ta1">
        <table:table-column table:style-name="co5" table:default-cell-style-name="ce2"/>
        <table:table-column table:style-name="co2" table:number-columns-repeated="1023" table:default-cell-style-name="ce2"/>
        <table:table-column table:style-name="co3" table:number-columns-repeated="15360" table:default-cell-style-name="ce1"/>
        <table:table-row table:style-name="ro1">
          <table:table-cell table:style-name="ce53"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2"/>
          <table:table-cell office:value-type="float" office:value="1" table:number-columns-spanned="1" table:number-rows-spanned="7" table:style-name="ce47">
            <text:p>1</text:p>
          </table:table-cell>
          <table:table-cell office:value-type="float" office:value="2" table:number-columns-spanned="1" table:number-rows-spanned="7" table:style-name="ce47">
            <text:p>2</text:p>
          </table:table-cell>
          <table:table-cell office:value-type="float" office:value="3" table:number-columns-spanned="1" table:number-rows-spanned="7" table:style-name="ce47">
            <text:p>3</text:p>
          </table:table-cell>
          <table:table-cell office:value-type="string" table:number-columns-spanned="1" table:number-rows-spanned="7" table:style-name="ce47">
            <text:p>3</text:p>
            <text:p/>
            <text:p>1</text:p>
          </table:table-cell>
          <table:table-cell office:value-type="string" table:number-columns-spanned="1" table:number-rows-spanned="7" table:style-name="ce47">
            <text:p>2</text:p>
            <text:p/>
            <text:p>3</text:p>
            <text:p/>
            <text:p>3</text:p>
          </table:table-cell>
          <table:table-cell office:value-type="string" table:number-columns-spanned="1" table:number-rows-spanned="7" table:style-name="ce47">
            <text:p>1</text:p>
            <text:p/>
            <text:p>3</text:p>
            <text:p/>
            <text:p>3</text:p>
            <text:p/>
            <text:p>1</text:p>
          </table:table-cell>
          <table:table-cell office:value-type="string" table:number-columns-spanned="1" table:number-rows-spanned="7" table:style-name="ce47">
            <text:p>5</text:p>
            <text:p/>
            <text:p>5</text:p>
            <text:p/>
            <text:p>1</text:p>
          </table:table-cell>
          <table:table-cell office:value-type="string" table:number-columns-spanned="1" table:number-rows-spanned="7" table:style-name="ce47">
            <text:p>5</text:p>
            <text:p/>
            <text:p>10</text:p>
          </table:table-cell>
          <table:table-cell office:value-type="float" office:value="18" table:number-columns-spanned="1" table:number-rows-spanned="7" table:style-name="ce47">
            <text:p>18</text:p>
          </table:table-cell>
          <table:table-cell office:value-type="string" table:number-columns-spanned="1" table:number-rows-spanned="7" table:style-name="ce47">
            <text:p>2</text:p>
            <text:p/>
            <text:p>14</text:p>
          </table:table-cell>
          <table:table-cell office:value-type="string" table:number-columns-spanned="1" table:number-rows-spanned="7" table:style-name="ce47">
            <text:p>2</text:p>
            <text:p/>
            <text:p>15</text:p>
          </table:table-cell>
          <table:table-cell office:value-type="string" table:number-columns-spanned="1" table:number-rows-spanned="7" table:style-name="ce47">
            <text:p>5</text:p>
            <text:p/>
            <text:p>4</text:p>
            <text:p/>
            <text:p>3</text:p>
            <text:p/>
            <text:p>2</text:p>
          </table:table-cell>
          <table:table-cell office:value-type="string" table:number-columns-spanned="1" table:number-rows-spanned="7" table:style-name="ce47">
            <text:p>3</text:p>
            <text:p/>
            <text:p>2</text:p>
            <text:p/>
            <text:p>2</text:p>
          </table:table-cell>
          <table:table-cell office:value-type="string" table:number-columns-spanned="1" table:number-rows-spanned="7" table:style-name="ce47">
            <text:p>3</text:p>
            <text:p/>
            <text:p>2</text:p>
          </table:table-cell>
          <table:table-cell office:value-type="float" office:value="2" table:number-columns-spanned="1" table:number-rows-spanned="7" table:style-name="ce47">
            <text:p>2</text:p>
          </table:table-cell>
          <table:table-cell table:style-name="ce19"/>
          <table:table-cell table:number-columns-repeated="1003" table:style-name="ce2"/>
          <table:table-cell table:number-columns-repeated="15360"/>
        </table:table-row>
        <table:table-row table:number-rows-repeated="2" table:style-name="ro1">
          <table:table-cell table:number-columns-repeated="5"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"/>
          <table:table-cell table:number-columns-repeated="1003" table:style-name="ce2"/>
          <table:table-cell table:number-columns-repeated="15360"/>
        </table:table-row>
        <table:table-row table:style-name="ro1">
          <table:table-cell office:value-type="string" table:number-columns-spanned="5" table:number-rows-spanned="4" table:style-name="ce66">
            <text:p>15 x 18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"/>
          <table:table-cell table:number-columns-repeated="1003" table:style-name="ce2"/>
          <table:table-cell table:number-columns-repeated="15360"/>
        </table:table-row>
        <table:table-row table:number-rows-repeated="3" table:style-name="ro1"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 table:style-name="ce2"/>
          <table:table-cell office:value-type="float" office:value="3" table:number-columns-spanned="4" table:number-rows-spanned="1" table:style-name="ce52">
            <text:p>3</text:p>
          </table:table-cell>
          <table:covered-table-cell table:number-columns-repeated="3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 table:style-name="ce2"/>
          <table:table-cell office:value-type="float" office:value="5" table:number-columns-spanned="4" table:number-rows-spanned="1" table:style-name="ce52">
            <text:p>5</text:p>
          </table:table-cell>
          <table:covered-table-cell table:number-columns-repeated="3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 table:style-name="ce2"/>
          <table:table-cell office:value-type="string" table:number-columns-spanned="4" table:number-rows-spanned="1" table:style-name="ce52">
            <text:p>3 <text:s text:c="3"/>3 <text:s text:c="3"/>2</text:p>
          </table:table-cell>
          <table:covered-table-cell table:number-columns-repeated="3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 table:style-name="ce2"/>
          <table:table-cell office:value-type="string" table:number-columns-spanned="4" table:number-rows-spanned="1" table:style-name="ce52">
            <text:p>9 <text:s text:c="3"/>3</text:p>
          </table:table-cell>
          <table:covered-table-cell table:number-columns-repeated="3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 table:style-name="ce2"/>
          <table:table-cell office:value-type="string" table:number-columns-spanned="4" table:number-rows-spanned="1" table:style-name="ce52">
            <text:p>3 <text:s text:c="3"/>7</text:p>
          </table:table-cell>
          <table:covered-table-cell table:number-columns-repeated="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 table:style-name="ce2"/>
          <table:table-cell office:value-type="float" office:value="7" table:number-columns-spanned="4" table:number-rows-spanned="1" table:style-name="ce52">
            <text:p>7</text:p>
          </table:table-cell>
          <table:covered-table-cell table:number-columns-repeated="3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 table:style-name="ce2"/>
          <table:table-cell office:value-type="string" table:number-columns-spanned="4" table:number-rows-spanned="1" table:style-name="ce52">
            <text:p>3 <text:s text:c="3"/>3</text:p>
          </table:table-cell>
          <table:covered-table-cell table:number-columns-repeated="3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office:value-type="string" table:number-columns-spanned="4" table:number-rows-spanned="1" table:style-name="ce52">
            <text:p>2 <text:s text:c="3"/>4</text:p>
          </table:table-cell>
          <table:covered-table-cell table:number-columns-repeated="3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office:value-type="string" table:number-columns-spanned="4" table:number-rows-spanned="1" table:style-name="ce52">
            <text:p>1 <text:s text:c="3"/>5</text:p>
          </table:table-cell>
          <table:covered-table-cell table:number-columns-repeated="3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office:value-type="float" office:value="7" table:number-columns-spanned="4" table:number-rows-spanned="1" table:style-name="ce52">
            <text:p>7</text:p>
          </table:table-cell>
          <table:covered-table-cell table:number-columns-repeated="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office:value-type="float" office:value="8" table:number-columns-spanned="4" table:number-rows-spanned="1" table:style-name="ce52">
            <text:p>8</text:p>
          </table:table-cell>
          <table:covered-table-cell table:number-columns-repeated="3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office:value-type="string" table:number-columns-spanned="4" table:number-rows-spanned="1" table:style-name="ce52">
            <text:p>5 <text:s text:c="4"/>2</text:p>
          </table:table-cell>
          <table:covered-table-cell table:number-columns-repeated="3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office:value-type="float" office:value="7" table:number-columns-spanned="4" table:number-rows-spanned="1" table:style-name="ce52">
            <text:p>7</text:p>
          </table:table-cell>
          <table:covered-table-cell table:number-columns-repeated="3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office:value-type="float" office:value="7" table:number-columns-spanned="4" table:number-rows-spanned="1" table:style-name="ce52">
            <text:p>7</text:p>
          </table:table-cell>
          <table:covered-table-cell table:number-columns-repeated="3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office:value-type="float" office:value="7" table:number-columns-spanned="4" table:number-rows-spanned="1" table:style-name="ce52">
            <text:p>7</text:p>
          </table:table-cell>
          <table:covered-table-cell table:number-columns-repeated="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office:value-type="string" table:number-columns-spanned="4" table:number-rows-spanned="1" table:style-name="ce52">
            <text:p>1 <text:s text:c="3"/>5</text:p>
          </table:table-cell>
          <table:covered-table-cell table:number-columns-repeated="3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office:value-type="string" table:number-columns-spanned="4" table:number-rows-spanned="1" table:style-name="ce52">
            <text:p>3 <text:s text:c="3"/>7</text:p>
          </table:table-cell>
          <table:covered-table-cell table:number-columns-repeated="3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office:value-type="string" table:number-columns-spanned="4" table:number-rows-spanned="1" table:style-name="ce52">
            <text:p>1 <text:s text:c="3"/>8</text:p>
          </table:table-cell>
          <table:covered-table-cell table:number-columns-repeated="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table:number-columns-repeated="3" table:style-name="ce19"/>
          <table:table-cell table:style-name="ce45"/>
          <table:table-cell table:number-columns-repeated="16" table:style-name="ce46"/>
          <table:table-cell table:style-name="ce54"/>
          <table:table-cell table:number-columns-repeated="16362"/>
        </table:table-row>
        <table:table-row table:style-name="ro1">
          <table:table-cell/>
          <table:table-cell table:number-columns-repeated="3" table:style-name="ce2"/>
          <table:table-cell table:style-name="ce64"/>
          <table:table-cell table:number-columns-repeated="17" table:style-name="ce54"/>
          <table:table-cell table:number-columns-repeated="16362"/>
        </table:table-row>
        <table:table-row table:number-rows-repeated="1048547" table:style-name="ro1">
          <table:table-cell table:number-columns-repeated="16384"/>
        </table:table-row>
      </table:table>
      <table:table table:name="Nonogramme3" table:style-name="ta1">
        <table:table-column table:style-name="co2" table:number-columns-repeated="1024" table:default-cell-style-name="ce2"/>
        <table:table-column table:style-name="co3" table:number-columns-repeated="15360" table:default-cell-style-name="ce1"/>
        <table:table-row table:style-name="ro1">
          <table:table-cell table:style-name="ce53"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2"/>
          <table:table-cell table:style-name="ce65"/>
          <table:table-cell office:value-type="string" table:number-columns-spanned="1" table:number-rows-spanned="5" table:style-name="ce89">
            <text:p>7</text:p>
            <text:p/>
            <text:p>5</text:p>
          </table:table-cell>
          <table:table-cell office:value-type="string" table:number-columns-spanned="1" table:number-rows-spanned="5" table:style-name="ce90">
            <text:p>2</text:p>
            <text:p/>
            <text:p>9</text:p>
          </table:table-cell>
          <table:table-cell office:value-type="string" table:number-columns-spanned="1" table:number-rows-spanned="5" table:style-name="ce90">
            <text:p>2</text:p>
            <text:p/>
            <text:p>3</text:p>
            <text:p/>
            <text:p>4</text:p>
          </table:table-cell>
          <table:table-cell office:value-type="string" table:number-columns-spanned="1" table:number-rows-spanned="5" table:style-name="ce90">
            <text:p>2</text:p>
            <text:p/>
            <text:p>4</text:p>
            <text:p/>
            <text:p>4</text:p>
          </table:table-cell>
          <table:table-cell office:value-type="string" table:number-columns-spanned="1" table:number-rows-spanned="5" table:style-name="ce91">
            <text:p>8</text:p>
            <text:p/>
            <text:p>4</text:p>
          </table:table-cell>
          <table:table-cell office:value-type="string" table:number-columns-spanned="1" table:number-rows-spanned="5" table:style-name="ce47">
            <text:p>7</text:p>
            <text:p/>
            <text:p>1</text:p>
            <text:p/>
            <text:p>3</text:p>
          </table:table-cell>
          <table:table-cell office:value-type="string" table:number-columns-spanned="1" table:number-rows-spanned="5" table:style-name="ce89">
            <text:p>7</text:p>
            <text:p/>
            <text:p>2</text:p>
          </table:table-cell>
          <table:table-cell office:value-type="string" table:number-columns-spanned="1" table:number-rows-spanned="5" table:style-name="ce90">
            <text:p>14</text:p>
            <text:p/>
            <text:p>2</text:p>
          </table:table-cell>
          <table:table-cell office:value-type="string" table:number-columns-spanned="1" table:number-rows-spanned="5" table:style-name="ce90">
            <text:p>14</text:p>
            <text:p/>
            <text:p>1</text:p>
          </table:table-cell>
          <table:table-cell office:value-type="string" table:number-columns-spanned="1" table:number-rows-spanned="5" table:style-name="ce91">
            <text:p>14</text:p>
            <text:p/>
            <text:p>2</text:p>
          </table:table-cell>
          <table:table-cell office:value-type="string" table:number-columns-spanned="1" table:number-rows-spanned="5" table:style-name="ce47">
            <text:p>7</text:p>
            <text:p/>
            <text:p>2</text:p>
          </table:table-cell>
          <table:table-cell office:value-type="string" table:number-columns-spanned="1" table:number-rows-spanned="5" table:style-name="ce89">
            <text:p>7</text:p>
            <text:p/>
            <text:p>1</text:p>
            <text:p/>
            <text:p>3</text:p>
          </table:table-cell>
          <table:table-cell office:value-type="string" table:number-columns-spanned="1" table:number-rows-spanned="5" table:style-name="ce90">
            <text:p>8</text:p>
            <text:p/>
            <text:p>4</text:p>
          </table:table-cell>
          <table:table-cell office:value-type="string" table:number-columns-spanned="1" table:number-rows-spanned="5" table:style-name="ce90">
            <text:p>2</text:p>
            <text:p/>
            <text:p>4</text:p>
            <text:p/>
            <text:p>4</text:p>
          </table:table-cell>
          <table:table-cell office:value-type="string" table:number-columns-spanned="1" table:number-rows-spanned="5" table:style-name="ce91">
            <text:p>2</text:p>
            <text:p/>
            <text:p>3</text:p>
            <text:p/>
            <text:p>4</text:p>
          </table:table-cell>
          <table:table-cell office:value-type="string" table:number-columns-spanned="1" table:number-rows-spanned="5" table:style-name="ce47">
            <text:p>2</text:p>
            <text:p/>
            <text:p>9</text:p>
          </table:table-cell>
          <table:table-cell office:value-type="string" table:number-columns-spanned="1" table:number-rows-spanned="5" table:style-name="ce47">
            <text:p>7</text:p>
            <text:p/>
            <text:p>5</text:p>
          </table:table-cell>
          <table:table-cell table:style-name="ce67"/>
          <table:table-cell table:number-columns-repeated="99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number-columns-spanned="5" table:number-rows-spanned="4" table:style-name="ce71">
            <text:p>22 x 17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7"/>
          <table:table-cell table:number-columns-repeated="999" table:style-name="ce2"/>
          <table:table-cell table:number-columns-repeated="15360"/>
        </table:table-row>
        <table:table-row table:number-rows-repeated="3" table:style-name="ro1">
          <table:table-cell table:number-columns-repeated="2" table:style-name="ce2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8"/>
          <table:table-cell table:style-name="ce54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6" table:number-rows-spanned="1" table:style-name="ce52">
            <text:p>1 <text:s text:c="3"/>1</text:p>
          </table:table-cell>
          <table:covered-table-cell table:number-columns-repeated="5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style-name="ce57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6" table:number-rows-spanned="1" table:style-name="ce49">
            <text:p>3 <text:s text:c="3"/>3</text:p>
          </table:table-cell>
          <table:covered-table-cell table:number-columns-repeated="5"/>
          <table:table-cell table:style-name="ce58"/>
          <table:table-cell table:style-name="ce69"/>
          <table:table-cell table:number-columns-repeated="2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6" table:number-rows-spanned="1" table:style-name="ce50">
            <text:p>1 <text:s text:c="3"/>2 <text:s text:c="3"/>2 <text:s text:c="3"/>1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6" table:number-rows-spanned="1" table:style-name="ce50">
            <text:p>1 <text:s text:c="3"/>2 <text:s text:c="3"/>2 <text:s text:c="3"/>1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6" table:number-rows-spanned="1" table:style-name="ce51">
            <text:p>1 <text:s text:c="3"/>2 <text:s text:c="3"/>2 <text:s text:c="3"/>1</text:p>
          </table:table-cell>
          <table:covered-table-cell table:number-columns-repeated="5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style-name="ce63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6" table:number-rows-spanned="1" table:style-name="ce52">
            <text:p>1 <text:s text:c="3"/>9 <text:s text:c="3"/>1</text:p>
          </table:table-cell>
          <table:covered-table-cell table:number-columns-repeated="5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style-name="ce57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 table:style-name="ce2"/>
          <table:table-cell office:value-type="string" table:number-columns-spanned="6" table:number-rows-spanned="1" table:style-name="ce49">
            <text:p>1 <text:s text:c="3"/>11 <text:s text:c="3"/>1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 table:style-name="ce2"/>
          <table:table-cell office:value-type="float" office:value="17" table:number-columns-spanned="6" table:number-rows-spanned="1" table:style-name="ce50">
            <text:p>17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 table:style-name="ce2"/>
          <table:table-cell office:value-type="float" office:value="15" table:number-columns-spanned="6" table:number-rows-spanned="1" table:style-name="ce50">
            <text:p>15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float" office:value="17" table:number-columns-spanned="6" table:number-rows-spanned="1" table:style-name="ce51">
            <text:p>17</text:p>
          </table:table-cell>
          <table:covered-table-cell table:number-columns-repeated="5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style-name="ce63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string" table:number-columns-spanned="6" table:number-rows-spanned="1" table:style-name="ce52">
            <text:p>2 <text:s text:c="3"/>9 <text:s text:c="3"/>2</text:p>
          </table:table-cell>
          <table:covered-table-cell table:number-columns-repeated="5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style-name="ce57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string" table:number-columns-spanned="6" table:number-rows-spanned="1" table:style-name="ce49">
            <text:p>2 <text:s text:c="3"/>5 <text:s text:c="3"/>2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string" table:number-columns-spanned="6" table:number-rows-spanned="1" table:style-name="ce50">
            <text:p>2 <text:s text:c="3"/>3 <text:s text:c="3"/>2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string" table:number-columns-spanned="6" table:number-rows-spanned="1" table:style-name="ce50">
            <text:p>3 <text:s text:c="3"/>1 <text:s text:c="3"/>3 <text:s text:c="3"/>1 <text:s text:c="3"/>3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string" table:number-columns-spanned="6" table:number-rows-spanned="1" table:style-name="ce51">
            <text:p>3 <text:s text:c="3"/>3 <text:s text:c="3"/>3</text:p>
          </table:table-cell>
          <table:covered-table-cell table:number-columns-repeated="5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style-name="ce63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string" table:number-columns-spanned="6" table:number-rows-spanned="1" table:style-name="ce52">
            <text:p>4 <text:s text:c="3"/>3 <text:s text:c="3"/>4</text:p>
          </table:table-cell>
          <table:covered-table-cell table:number-columns-repeated="5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style-name="ce57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string" table:number-columns-spanned="6" table:number-rows-spanned="1" table:style-name="ce49">
            <text:p>3 <text:s text:c="3"/>3 <text:s text:c="3"/>3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string" table:number-columns-spanned="6" table:number-rows-spanned="1" table:style-name="ce50">
            <text:p>3 <text:s text:c="2"/>3 <text:s text:c="3"/>3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string" table:number-columns-spanned="6" table:number-rows-spanned="1" table:style-name="ce50">
            <text:p>2 <text:s text:c="3"/>3 <text:s text:c="3"/>2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style-name="ce60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string" table:number-columns-spanned="6" table:number-rows-spanned="1" table:style-name="ce51">
            <text:p>2 <text:s text:c="3"/>2</text:p>
          </table:table-cell>
          <table:covered-table-cell table:number-columns-repeated="5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style-name="ce63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string" table:number-columns-spanned="6" table:number-rows-spanned="1" table:style-name="ce52">
            <text:p>2 <text:s text:c="3"/>2</text:p>
          </table:table-cell>
          <table:covered-table-cell table:number-columns-repeated="5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style-name="ce57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office:value-type="float" office:value="3" table:number-columns-spanned="6" table:number-rows-spanned="1" table:style-name="ce52">
            <text:p>3</text:p>
          </table:table-cell>
          <table:covered-table-cell table:number-columns-repeated="5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style-name="ce63"/>
          <table:table-cell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table:number-columns-repeated="6" table:style-name="ce70"/>
          <table:table-cell table:number-columns-repeated="18" table:style-name="ce46"/>
          <table:table-cell table:style-name="ce54"/>
          <table:table-cell table:number-columns-repeated="16358"/>
        </table:table-row>
        <table:table-row table:style-name="ro1">
          <table:table-cell/>
          <table:table-cell table:number-columns-repeated="6" table:style-name="ce64"/>
          <table:table-cell table:number-columns-repeated="18" table:style-name="ce54"/>
          <table:table-cell table:number-columns-repeated="999" table:style-name="ce2"/>
          <table:table-cell table:number-columns-repeated="15360"/>
        </table:table-row>
        <table:table-row table:number-rows-repeated="23" table:style-name="ro1">
          <table:table-cell table:number-columns-repeated="16384"/>
        </table:table-row>
        <table:table-row table:number-rows-repeated="13" table:style-name="ro1">
          <table:table-cell/>
          <table:table-cell table:number-columns-repeated="6" table:style-name="ce64"/>
          <table:table-cell table:number-columns-repeated="16377"/>
        </table:table-row>
        <table:table-row table:number-rows-repeated="1048509" table:style-name="ro1">
          <table:table-cell table:number-columns-repeated="16384"/>
        </table:table-row>
      </table:table>
      <table:table table:name="Nonogramme4" table:style-name="ta1">
        <table:table-column table:style-name="co2" table:number-columns-repeated="1024" table:default-cell-style-name="ce2"/>
        <table:table-column table:style-name="co3" table:number-columns-repeated="15360" table:default-cell-style-name="ce1"/>
        <table:table-row table:style-name="ro1">
          <table:table-cell table:style-name="ce53"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2"/>
          <table:table-cell table:style-name="ce65"/>
          <table:table-cell office:value-type="float" office:value="1" table:number-columns-spanned="1" table:number-rows-spanned="6" table:style-name="ce92">
            <text:p>1</text:p>
          </table:table-cell>
          <table:table-cell office:value-type="float" office:value="2" table:number-columns-spanned="1" table:number-rows-spanned="6" table:style-name="ce93">
            <text:p>2</text:p>
          </table:table-cell>
          <table:table-cell office:value-type="float" office:value="6" table:number-columns-spanned="1" table:number-rows-spanned="6" table:style-name="ce93">
            <text:p>6</text:p>
          </table:table-cell>
          <table:table-cell office:value-type="float" office:value="6" table:number-columns-spanned="1" table:number-rows-spanned="6" table:style-name="ce93">
            <text:p>6</text:p>
          </table:table-cell>
          <table:table-cell office:value-type="string" table:number-columns-spanned="1" table:number-rows-spanned="6" table:style-name="ce94">
            <text:p>2</text:p>
            <text:p/>
            <text:p>2</text:p>
          </table:table-cell>
          <table:table-cell office:value-type="string" table:number-columns-spanned="1" table:number-rows-spanned="6" table:style-name="ce92">
            <text:p>1</text:p>
            <text:p/>
            <text:p>2</text:p>
          </table:table-cell>
          <table:table-cell office:value-type="string" table:number-columns-spanned="1" table:number-rows-spanned="6" table:style-name="ce93">
            <text:p>2</text:p>
            <text:p/>
            <text:p>2</text:p>
          </table:table-cell>
          <table:table-cell office:value-type="string" table:number-columns-spanned="1" table:number-rows-spanned="6" table:style-name="ce93">
            <text:p>2</text:p>
            <text:p/>
            <text:p>3</text:p>
          </table:table-cell>
          <table:table-cell office:value-type="string" table:number-columns-spanned="1" table:number-rows-spanned="6" table:style-name="ce93">
            <text:p>2</text:p>
            <text:p/>
            <text:p>2</text:p>
            <text:p/>
            <text:p>3</text:p>
          </table:table-cell>
          <table:table-cell office:value-type="string" table:number-columns-spanned="1" table:number-rows-spanned="6" table:style-name="ce94">
            <text:p>5</text:p>
            <text:p/>
            <text:p>2</text:p>
            <text:p/>
            <text:p>3</text:p>
          </table:table-cell>
          <table:table-cell office:value-type="string" table:number-columns-spanned="1" table:number-rows-spanned="6" table:style-name="ce47">
            <text:p>2</text:p>
            <text:p/>
            <text:p>18</text:p>
          </table:table-cell>
          <table:table-cell office:value-type="string" table:number-columns-spanned="1" table:number-rows-spanned="6" table:style-name="ce92">
            <text:p>2</text:p>
            <text:p/>
            <text:p>18</text:p>
          </table:table-cell>
          <table:table-cell office:value-type="string" table:number-columns-spanned="1" table:number-rows-spanned="6" table:style-name="ce93">
            <text:p>5</text:p>
            <text:p/>
            <text:p>2</text:p>
            <text:p/>
            <text:p>3</text:p>
          </table:table-cell>
          <table:table-cell office:value-type="string" table:number-columns-spanned="1" table:number-rows-spanned="6" table:style-name="ce93">
            <text:p>2</text:p>
            <text:p/>
            <text:p>2</text:p>
            <text:p/>
            <text:p>3</text:p>
          </table:table-cell>
          <table:table-cell office:value-type="string" table:number-columns-spanned="1" table:number-rows-spanned="6" table:style-name="ce94">
            <text:p>2</text:p>
            <text:p/>
            <text:p>3</text:p>
          </table:table-cell>
          <table:table-cell office:value-type="string" table:number-columns-spanned="1" table:number-rows-spanned="6" table:style-name="ce47">
            <text:p>2</text:p>
            <text:p/>
            <text:p>2</text:p>
          </table:table-cell>
          <table:table-cell office:value-type="string" table:number-columns-spanned="1" table:number-rows-spanned="6" table:style-name="ce92">
            <text:p>1</text:p>
            <text:p/>
            <text:p>2</text:p>
          </table:table-cell>
          <table:table-cell office:value-type="string" table:number-columns-spanned="1" table:number-rows-spanned="6" table:style-name="ce93">
            <text:p>2</text:p>
            <text:p/>
            <text:p>2</text:p>
          </table:table-cell>
          <table:table-cell office:value-type="float" office:value="6" table:number-columns-spanned="1" table:number-rows-spanned="6" table:style-name="ce93">
            <text:p>6</text:p>
          </table:table-cell>
          <table:table-cell office:value-type="float" office:value="6" table:number-columns-spanned="1" table:number-rows-spanned="6" table:style-name="ce94">
            <text:p>6</text:p>
          </table:table-cell>
          <table:table-cell office:value-type="float" office:value="2" table:number-columns-spanned="1" table:number-rows-spanned="6" table:style-name="ce47">
            <text:p>2</text:p>
          </table:table-cell>
          <table:table-cell office:value-type="float" office:value="1" table:number-columns-spanned="1" table:number-rows-spanned="6" table:style-name="ce47">
            <text:p>1</text:p>
          </table:table-cell>
          <table:table-cell table:style-name="ce67"/>
          <table:table-cell table:number-columns-repeated="995" table:style-name="ce2"/>
          <table:table-cell table:number-columns-repeated="15360"/>
        </table:table-row>
        <table:table-row table:number-rows-repeated="2" table:style-name="ro1">
          <table:table-cell table:number-columns-repeated="5" table:style-name="ce2"/>
          <table:table-cell table:style-name="ce6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7"/>
          <table:table-cell table:number-columns-repeated="99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number-columns-spanned="5" table:number-rows-spanned="3" table:style-name="ce71">
            <text:p>22 x 22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7"/>
          <table:table-cell table:number-columns-repeated="995" table:style-name="ce2"/>
          <table:table-cell table:number-columns-repeated="15360"/>
        </table:table-row>
        <table:table-row table:style-name="ro1">
          <table:table-cell table:style-name="ce2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7"/>
          <table:table-cell table:number-columns-repeated="995" table:style-name="ce2"/>
          <table:table-cell table:number-columns-repeated="15360"/>
        </table:table-row>
        <table:table-row table:style-name="ro1">
          <table:table-cell table:style-name="ce2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2"/>
          <table:table-cell table:style-name="ce73"/>
          <table:table-cell table:number-columns-repeated="16354"/>
        </table:table-row>
        <table:table-row table:style-name="ro1">
          <table:table-cell table:style-name="ce2"/>
          <table:table-cell office:value-type="float" office:value="4" table:number-columns-spanned="5" table:number-rows-spanned="1" table:style-name="ce52">
            <text:p>4</text:p>
          </table:table-cell>
          <table:covered-table-cell table:number-columns-repeated="4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4" table:number-columns-spanned="5" table:number-rows-spanned="1" table:style-name="ce76">
            <text:p>4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style-name="ce22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number-columns-spanned="5" table:number-rows-spanned="1" table:style-name="ce77">
            <text:p>2 <text:s text:c="3"/>2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style-name="ce22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number-columns-spanned="5" table:number-rows-spanned="1" table:style-name="ce77">
            <text:p>2 <text:s text:c="3"/>2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74"/>
          <table:table-cell table:style-name="ce20"/>
          <table:table-cell table:style-name="ce22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4" table:number-columns-spanned="5" table:number-rows-spanned="1" table:style-name="ce78">
            <text:p>4</text:p>
          </table:table-cell>
          <table:covered-table-cell table:number-columns-repeated="4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2" table:style-name="ce28"/>
          <table:table-cell table:style-name="ce75"/>
          <table:table-cell table:style-name="ce25"/>
          <table:table-cell table:style-name="ce27"/>
          <table:table-cell table:style-name="ce29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" table:number-columns-spanned="5" table:number-rows-spanned="1" table:style-name="ce52">
            <text:p>2</text:p>
          </table:table-cell>
          <table:covered-table-cell table:number-columns-repeated="4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0" table:number-columns-spanned="5" table:number-rows-spanned="1" table:style-name="ce76">
            <text:p>10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style-name="ce22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0" table:number-columns-spanned="5" table:number-rows-spanned="1" table:style-name="ce77">
            <text:p>10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style-name="ce22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float" office:value="2" table:number-columns-spanned="5" table:number-rows-spanned="1" table:style-name="ce77">
            <text:p>2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style-name="ce22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float" office:value="2" table:number-columns-spanned="5" table:number-rows-spanned="1" table:style-name="ce78">
            <text:p>2</text:p>
          </table:table-cell>
          <table:covered-table-cell table:number-columns-repeated="4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style-name="ce29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float" office:value="2" table:number-columns-spanned="5" table:number-rows-spanned="1" table:style-name="ce52">
            <text:p>2</text:p>
          </table:table-cell>
          <table:covered-table-cell table:number-columns-repeated="4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5" table:number-rows-spanned="1" table:style-name="ce76">
            <text:p>1 <text:s text:c="3"/>2 <text:s text:c="3"/>1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style-name="ce22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5" table:number-rows-spanned="1" table:style-name="ce77">
            <text:p>2 <text:s text:c="3"/>2 <text:s text:c="3"/>2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style-name="ce22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5" table:number-rows-spanned="1" table:style-name="ce77">
            <text:p>4 <text:s text:c="3"/>2 <text:s text:c="3"/>4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style-name="ce22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5" table:number-rows-spanned="1" table:style-name="ce78">
            <text:p>6 <text:s text:c="3"/>2 <text:s text:c="3"/>6</text:p>
          </table:table-cell>
          <table:covered-table-cell table:number-columns-repeated="4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style-name="ce29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5" table:number-rows-spanned="1" table:style-name="ce52">
            <text:p>2 <text:s text:c="3"/>2 <text:s text:c="3"/>2</text:p>
          </table:table-cell>
          <table:covered-table-cell table:number-columns-repeated="4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5" table:number-rows-spanned="1" table:style-name="ce76">
            <text:p>2 <text:s text:c="3"/>2 <text:s text:c="3"/>2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style-name="ce22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5" table:number-rows-spanned="1" table:style-name="ce77">
            <text:p>2 <text:s text:c="3"/>2 <text:s text:c="3"/>2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style-name="ce22"/>
          <table:table-cell table:style-name="ce45"/>
          <table:table-cell table:style-name="ce64"/>
          <table:table-cell table:number-columns-repeated="16354"/>
        </table:table-row>
        <table:table-row table:style-name="ro1">
          <table:table-cell/>
          <table:table-cell office:value-type="string" table:number-columns-spanned="5" table:number-rows-spanned="1" table:style-name="ce77">
            <text:p>2 <text:s text:c="3"/>2 <text:s text:c="3"/>2</text:p>
          </table:table-cell>
          <table:covered-table-cell table:number-columns-repeated="4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number-columns-repeated="3" table:style-name="ce21"/>
          <table:table-cell table:style-name="ce22"/>
          <table:table-cell table:style-name="ce20"/>
          <table:table-cell table:style-name="ce22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float" office:value="12" table:number-columns-spanned="5" table:number-rows-spanned="1" table:style-name="ce78">
            <text:p>12</text:p>
          </table:table-cell>
          <table:covered-table-cell table:number-columns-repeated="4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style-name="ce29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float" office:value="10" table:number-columns-spanned="5" table:number-rows-spanned="1" table:style-name="ce52">
            <text:p>10</text:p>
          </table:table-cell>
          <table:covered-table-cell table:number-columns-repeated="4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float" office:value="8" table:number-columns-spanned="5" table:number-rows-spanned="1" table:style-name="ce52">
            <text:p>8</text:p>
          </table:table-cell>
          <table:covered-table-cell table:number-columns-repeated="4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number-columns-repeated="3" table:style-name="ce28"/>
          <table:table-cell table:style-name="ce29"/>
          <table:table-cell table:style-name="ce27"/>
          <table:table-cell table:style-name="ce29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19"/>
          <table:table-cell table:style-name="ce45"/>
          <table:table-cell table:number-columns-repeated="22" table:style-name="ce46"/>
          <table:table-cell table:style-name="ce19"/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64"/>
          <table:table-cell table:number-columns-repeated="22" table:style-name="ce54"/>
          <table:table-cell table:number-columns-repeated="996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number-rows-repeated="9" table:style-name="ro1">
          <table:table-cell/>
          <table:table-cell table:number-columns-repeated="32" table:style-name="ce1"/>
          <table:table-cell table:number-columns-repeated="16351"/>
        </table:table-row>
        <table:table-row table:number-rows-repeated="1048481" table:style-name="ro1">
          <table:table-cell table:number-columns-repeated="16384"/>
        </table:table-row>
      </table:table>
      <table:table table:name="Nonogramme5" table:style-name="ta1">
        <table:table-column table:style-name="co2" table:number-columns-repeated="1024" table:default-cell-style-name="ce2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5" table:style-name="ce2"/>
          <table:table-cell table:style-name="ce65"/>
          <table:table-cell office:value-type="string" table:number-columns-spanned="1" table:number-rows-spanned="8" table:style-name="ce47">
            <text:p>9</text:p>
            <text:p/>
            <text:p>1</text:p>
            <text:p/>
            <text:p>4</text:p>
          </table:table-cell>
          <table:table-cell office:value-type="string" table:number-columns-spanned="1" table:number-rows-spanned="8" table:style-name="ce83">
            <text:p>10</text:p>
            <text:p/>
            <text:p>2</text:p>
          </table:table-cell>
          <table:table-cell office:value-type="float" office:value="12" table:number-columns-spanned="1" table:number-rows-spanned="8" table:style-name="ce84">
            <text:p>12</text:p>
          </table:table-cell>
          <table:table-cell office:value-type="string" table:number-columns-spanned="1" table:number-rows-spanned="8" table:style-name="ce84">
            <text:p>12</text:p>
            <text:p/>
            <text:p>3</text:p>
          </table:table-cell>
          <table:table-cell office:value-type="float" office:value="20" table:number-columns-spanned="1" table:number-rows-spanned="8" table:style-name="ce85">
            <text:p>20</text:p>
          </table:table-cell>
          <table:table-cell office:value-type="float" office:value="21" table:number-columns-spanned="1" table:number-rows-spanned="8" table:style-name="ce47">
            <text:p>21</text:p>
          </table:table-cell>
          <table:table-cell office:value-type="float" office:value="21" table:number-columns-spanned="1" table:number-rows-spanned="8" table:style-name="ce83">
            <text:p>21</text:p>
          </table:table-cell>
          <table:table-cell office:value-type="string" table:number-columns-spanned="1" table:number-rows-spanned="8" table:style-name="ce84">
            <text:p>6</text:p>
            <text:p/>
            <text:p>15</text:p>
          </table:table-cell>
          <table:table-cell office:value-type="string" table:number-columns-spanned="1" table:number-rows-spanned="8" table:style-name="ce84">
            <text:p>3</text:p>
            <text:p/>
            <text:p>18</text:p>
          </table:table-cell>
          <table:table-cell office:value-type="string" table:number-columns-spanned="1" table:number-rows-spanned="8" table:style-name="ce85">
            <text:p>2</text:p>
            <text:p/>
            <text:p>4</text:p>
            <text:p/>
            <text:p>3</text:p>
            <text:p/>
            <text:p>2</text:p>
            <text:p/>
            <text:p>4</text:p>
          </table:table-cell>
          <table:table-cell office:value-type="string" table:number-columns-spanned="1" table:number-rows-spanned="8" table:style-name="ce47">
            <text:p>2</text:p>
            <text:p/>
            <text:p>2</text:p>
            <text:p/>
            <text:p>1</text:p>
            <text:p/>
            <text:p>3</text:p>
            <text:p/>
            <text:p>3</text:p>
          </table:table-cell>
          <table:table-cell office:value-type="string" table:number-columns-spanned="1" table:number-rows-spanned="8" table:style-name="ce83">
            <text:p>2</text:p>
            <text:p/>
            <text:p>2</text:p>
            <text:p/>
            <text:p>1</text:p>
            <text:p/>
            <text:p>5</text:p>
            <text:p/>
            <text:p>3</text:p>
          </table:table-cell>
          <table:table-cell office:value-type="string" table:number-columns-spanned="1" table:number-rows-spanned="8" table:style-name="ce84">
            <text:p>3</text:p>
            <text:p/>
            <text:p>1</text:p>
            <text:p/>
            <text:p>5</text:p>
            <text:p/>
            <text:p>5</text:p>
          </table:table-cell>
          <table:table-cell office:value-type="string" table:number-columns-spanned="1" table:number-rows-spanned="8" table:style-name="ce84">
            <text:p>6</text:p>
            <text:p/>
            <text:p>6</text:p>
            <text:p/>
            <text:p>2</text:p>
            <text:p/>
            <text:p>3</text:p>
          </table:table-cell>
          <table:table-cell office:value-type="string" table:number-columns-spanned="1" table:number-rows-spanned="8" table:style-name="ce85">
            <text:p>5</text:p>
            <text:p/>
            <text:p>4</text:p>
            <text:p/>
            <text:p>2</text:p>
            <text:p/>
            <text:p>1</text:p>
            <text:p/>
            <text:p>2</text:p>
          </table:table-cell>
          <table:table-cell office:value-type="string" table:number-columns-spanned="1" table:number-rows-spanned="8" table:style-name="ce47">
            <text:p>6</text:p>
            <text:p/>
            <text:p>2</text:p>
          </table:table-cell>
          <table:table-cell office:value-type="string" table:number-columns-spanned="1" table:number-rows-spanned="8" table:style-name="ce83">
            <text:p>5</text:p>
            <text:p/>
            <text:p>3</text:p>
          </table:table-cell>
          <table:table-cell office:value-type="string" table:number-columns-spanned="1" table:number-rows-spanned="8" table:style-name="ce84">
            <text:p>5</text:p>
            <text:p/>
            <text:p>3</text:p>
          </table:table-cell>
          <table:table-cell office:value-type="float" office:value="8" table:number-columns-spanned="1" table:number-rows-spanned="8" table:style-name="ce85">
            <text:p>8</text:p>
          </table:table-cell>
          <table:table-cell table:style-name="ce67"/>
          <table:table-cell table:number-columns-repeated="16356"/>
        </table:table-row>
        <table:table-row table:style-name="ro1">
          <table:table-cell table:number-columns-repeated="2"/>
          <table:table-cell table:number-columns-repeated="5" table:style-name="ce2"/>
          <table:table-cell table:style-name="ce6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7"/>
          <table:table-cell table:number-columns-repeated="16356"/>
        </table:table-row>
        <table:table-row table:number-rows-repeated="3" table:style-name="ro1">
          <table:table-cell table:number-columns-repeated="2" table:style-name="ce73"/>
          <table:table-cell table:number-columns-repeated="5" table:style-name="ce73"/>
          <table:table-cell table:style-name="ce7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2"/>
          <table:table-cell table:number-columns-repeated="16356" table:style-name="ce73"/>
        </table:table-row>
        <table:table-row table:style-name="ro1">
          <table:table-cell table:number-columns-repeated="2" table:style-name="ce73"/>
          <table:table-cell office:value-type="string" table:number-columns-spanned="6" table:number-rows-spanned="3" table:style-name="ce48">
            <text:p>22 x 19</text:p>
          </table:table-cell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2"/>
          <table:table-cell table:number-columns-repeated="16356" table:style-name="ce73"/>
        </table:table-row>
        <table:table-row table:style-name="ro1">
          <table:table-cell table:number-columns-repeated="2" table:style-name="ce73"/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2"/>
          <table:table-cell table:number-columns-repeated="16356" table:style-name="ce73"/>
        </table:table-row>
        <table:table-row table:style-name="ro6">
          <table:table-cell table:number-columns-repeated="2" table:style-name="ce73"/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2"/>
          <table:table-cell table:number-columns-repeated="16356" table:style-name="ce73"/>
        </table:table-row>
        <table:table-row table:style-name="ro1">
          <table:table-cell table:number-columns-repeated="2"/>
          <table:table-cell office:value-type="float" office:value="8" table:number-columns-spanned="6" table:number-rows-spanned="1" table:style-name="ce52">
            <text:p>8</text:p>
          </table:table-cell>
          <table:covered-table-cell table:number-columns-repeated="5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2" table:style-name="ce56"/>
          <table:table-cell table:style-name="ce57"/>
          <table:table-cell table:style-name="ce19"/>
          <table:table-cell table:number-columns-repeated="16356"/>
        </table:table-row>
        <table:table-row table:style-name="ro1">
          <table:table-cell table:number-columns-repeated="2"/>
          <table:table-cell office:value-type="float" office:value="12" table:number-columns-spanned="6" table:number-rows-spanned="1" table:style-name="ce86">
            <text:p>12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19"/>
          <table:table-cell table:number-columns-repeated="16356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7">
            <text:p><text:s text:c="2"/>5 <text:s text:c="3"/>6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19"/>
          <table:table-cell table:number-columns-repeated="16356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7">
            <text:p>6 <text:s text:c="3"/>1 <text:s text:c="3"/>1 <text:s text:c="3"/>5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19"/>
          <table:table-cell table:number-columns-repeated="16356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8">
            <text:p>11 <text:s text:c="3"/>6</text:p>
          </table:table-cell>
          <table:covered-table-cell table:number-columns-repeated="5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2" table:style-name="ce62"/>
          <table:table-cell table:style-name="ce63"/>
          <table:table-cell table:style-name="ce19"/>
          <table:table-cell table:number-columns-repeated="16356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52">
            <text:p>11 <text:s text:c="3"/>2 <text:s text:c="3"/>4</text:p>
          </table:table-cell>
          <table:covered-table-cell table:number-columns-repeated="5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2" table:style-name="ce56"/>
          <table:table-cell table:style-name="ce57"/>
          <table:table-cell table:style-name="ce19"/>
          <table:table-cell table:number-columns-repeated="16356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6">
            <text:p>7 <text:s text:c="3"/>2 <text:s text:c="3"/>1 <text:s text:c="3"/>1 <text:s text:c="3"/>2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19"/>
          <table:table-cell table:number-columns-repeated="16356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7">
            <text:p>9 <text:s text:c="3"/>1 <text:s text:c="3"/>2 <text:s text:c="3"/>1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7">
            <text:p>10 <text:s text:c="3"/>3 <text:s text:c="3"/>1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8">
            <text:p>10 <text:s text:c="3"/>4 <text:s text:c="3"/>1</text:p>
          </table:table-cell>
          <table:covered-table-cell table:number-columns-repeated="5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2" table:style-name="ce62"/>
          <table:table-cell table:style-name="ce63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52">
            <text:p>10 <text:s text:c="3"/>4 <text:s text:c="3"/>2</text:p>
          </table:table-cell>
          <table:covered-table-cell table:number-columns-repeated="5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2" table:style-name="ce56"/>
          <table:table-cell table:style-name="ce57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6">
            <text:p>9 <text:s text:c="3"/>4 <text:s text:c="3"/>2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7">
            <text:p>15 <text:s text:c="3"/>2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7">
            <text:p>12 <text:s text:c="3"/>1 <text:s text:c="3"/>1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8">
            <text:p>7 <text:s text:c="3"/>1 <text:s text:c="3"/>2</text:p>
          </table:table-cell>
          <table:covered-table-cell table:number-columns-repeated="5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2" table:style-name="ce62"/>
          <table:table-cell table:style-name="ce63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52">
            <text:p>1 <text:s text:c="3"/>5 <text:s text:c="3"/>3</text:p>
          </table:table-cell>
          <table:covered-table-cell table:number-columns-repeated="5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style-name="ce80"/>
          <table:table-cell table:style-name="ce56"/>
          <table:table-cell table:style-name="ce57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6">
            <text:p>1 <text:s text:c="3"/>8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7">
            <text:p>1 <text:s text:c="3"/>9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7">
            <text:p>1 <text:s text:c="3"/>9</text:p>
          </table:table-cell>
          <table:covered-table-cell table:number-columns-repeated="5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3" table:style-name="ce59"/>
          <table:table-cell table:style-name="ce60"/>
          <table:table-cell table:style-name="ce58"/>
          <table:table-cell table:number-columns-repeated="2" table:style-name="ce59"/>
          <table:table-cell table:style-name="ce60"/>
          <table:table-cell table:style-name="ce45"/>
          <table:table-cell table:style-name="ce64"/>
          <table:table-cell table:number-columns-repeated="16355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88">
            <text:p>1 <text:s text:c="3"/>7 <text:s text:c="3"/>2</text:p>
          </table:table-cell>
          <table:covered-table-cell table:number-columns-repeated="5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2" table:style-name="ce62"/>
          <table:table-cell table:style-name="ce63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52">
            <text:p>1 <text:s text:c="3"/>6 <text:s text:c="3"/>3</text:p>
          </table:table-cell>
          <table:covered-table-cell table:number-columns-repeated="5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3" table:style-name="ce56"/>
          <table:table-cell table:style-name="ce57"/>
          <table:table-cell table:style-name="ce55"/>
          <table:table-cell table:number-columns-repeated="2" table:style-name="ce56"/>
          <table:table-cell table:style-name="ce57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6" table:number-rows-spanned="1" table:style-name="ce52">
            <text:p>1 <text:s text:c="3"/>6 <text:s text:c="3"/>3</text:p>
          </table:table-cell>
          <table:covered-table-cell table:number-columns-repeated="5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2" table:style-name="ce62"/>
          <table:table-cell table:style-name="ce63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81"/>
          <table:table-cell table:style-name="ce70"/>
          <table:table-cell table:number-columns-repeated="19" table:style-name="ce82"/>
          <table:table-cell table:style-name="ce19"/>
          <table:table-cell table:number-columns-repeated="996" table:style-name="ce2"/>
          <table:table-cell table:number-columns-repeated="15360"/>
        </table:table-row>
        <table:table-row table:style-name="ro1">
          <table:table-cell table:number-columns-repeated="7"/>
          <table:table-cell table:style-name="ce64"/>
          <table:table-cell table:number-columns-repeated="19" table:style-name="ce54"/>
          <table:table-cell table:number-columns-repeated="16357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guillaume reuiller</dc:creator>
    <meta:creation-date>2020-05-22T18:03:55Z</meta:creation-date>
    <dc:date>2020-05-26T12:40:58Z</dc:date>
    <meta:print-date>2020-05-25T13:59:54Z</meta:print-date>
    <meta:editing-cycles>20</meta:editing-cycles>
    <meta:editing-duration>PT9604S</meta:editing-duration>
  </office:meta>
</office:document-meta>
</file>